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3937in" fo:margin-right="0.3736in" fo:margin-top="0in" fo:margin-bottom="0in" loext:contextual-spacing="false" fo:line-height="100%" fo:text-align="center" style:justify-single-word="false" fo:keep-together="auto" fo:orphans="2" fo:widows="2" fo:text-indent="0.1575in" style:auto-text-indent="false" fo:break-before="auto" fo:break-after="auto" fo:padding="0in" fo:border="none" fo:keep-with-next="auto"/>
    </style:style>
    <style:style style:name="P2" style:family="paragraph" style:parent-style-name="Standard">
      <style:paragraph-properties fo:margin-left="0.3937in" fo:margin-right="0.3736in" fo:margin-top="0in" fo:margin-bottom="0in" loext:contextual-spacing="false" fo:line-height="100%" fo:text-align="center" style:justify-single-word="false" fo:keep-together="auto" fo:orphans="2" fo:widows="2" fo:text-indent="0.157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3" style:family="paragraph" style:parent-style-name="Standard">
      <style:paragraph-properties fo:margin-left="0.3937in" fo:margin-right="0.3736in" fo:margin-top="0in" fo:margin-bottom="0in" loext:contextual-spacing="false" fo:line-height="100%" fo:text-align="center" style:justify-single-word="false" fo:keep-together="auto" fo:orphans="2" fo:widows="2" fo:text-indent="0.1575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master-page-name="First_20_Page">
      <style:paragraph-properties fo:margin-left="0.3937in" fo:margin-right="0.3736in" fo:margin-top="0in" fo:margin-bottom="0in" loext:contextual-spacing="false" fo:line-height="100%" fo:text-align="center" style:justify-single-word="false" fo:keep-together="auto" fo:orphans="2" fo:widows="2" fo:text-indent="0.1575in" style:auto-text-indent="false" style:page-number="1" fo:break-before="auto" fo:break-after="auto" fo:padding="0in" fo:border="none" fo:keep-with-next="auto"/>
    </style:style>
    <style:style style:name="P5" style:family="paragraph" style:parent-style-name="Standard">
      <style:paragraph-properties fo:margin-left="0.3937in" fo:margin-right="0.3736in" fo:text-align="center" style:justify-single-word="false" fo:text-indent="0.1575in" style:auto-text-indent="false" fo:break-before="auto" fo:break-after="auto"/>
    </style:style>
    <style:style style:name="P6" style:family="paragraph" style:parent-style-name="Standard">
      <style:paragraph-properties fo:margin-left="0.3937in" fo:margin-right="0.3736in" fo:text-align="center" style:justify-single-word="false" fo:text-indent="0.1575in" style:auto-text-indent="false" fo:break-before="auto" fo:break-after="auto"/>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3937in" fo:margin-right="0.3736in" fo:text-align="center" style:justify-single-word="false" fo:text-indent="0in" style:auto-text-indent="false" fo:break-before="auto" fo:break-after="auto"/>
    </style:style>
    <style:style style:name="P8" style:family="paragraph" style:parent-style-name="Standard">
      <style:paragraph-properties fo:margin-left="0in" fo:margin-right="0.3736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3736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3736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0102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0102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indent="0in" style:auto-text-indent="false" fo:break-before="auto" fo:break-after="auto"/>
    </style:style>
    <style:style style:name="P14"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0%"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00%"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style>
    <style:style style:name="P23"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style:text-position="super 58%" style:font-name="Times New Roman" fo:font-size="12pt" style:font-name-asian="Times New Roman1" style:font-size-asian="12pt" style:font-name-complex="Times New Roman1" style:font-size-complex="12pt"/>
    </style:style>
    <style:style style:name="T7" style:family="text">
      <style:text-properties fo:font-variant="normal" fo:text-transform="none" fo:color="#000000" style:text-line-through-style="none" style:text-line-through-type="none" style:text-position="super 58%" style:font-name="Times New Roman" fo:font-size="12pt" fo:font-style="normal" style:text-underline-style="none" style:font-name-asian="Times New Roman1" style:font-size-asian="12pt" style:font-style-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écnicas de big data para el análisis de la teoría moderna de optimización de carteras de inversión en el marco del mercado argentino de valores</text:span></text:p>
      <text:p text:style-name="P2"/>
      <text:p text:style-name="P1"><text:span text:style-name="T2">Rodrigo Gonzalez </text:span><text:span text:style-name="T6">1,2</text:span><text:span text:style-name="T2">, Santiago Eguren</text:span><text:span text:style-name="T6">1</text:span><text:span text:style-name="T2">, y Carlos A. Catania </text:span><text:span text:style-name="T6">1,3</text:span></text:p>
      <text:p text:style-name="P3"/>
      <text:p text:style-name="P5"><text:span text:style-name="T6">1</text:span><text:span text:style-name="T2"> Universidad Champagnat, Facultad de Informática y Diseño,</text:span></text:p>
      <text:p text:style-name="P5"><text:span text:style-name="T2">Mendoza, Argentina.</text:span></text:p>
      <text:p text:style-name="P5"><text:span text:style-name="T2">{gonzalezrodrigo,cataniacarlos}@uch.edu.ar</text:span></text:p>
      <text:p text:style-name="P6"/>
      <text:p text:style-name="P5"><text:span text:style-name="T6">2</text:span><text:span text:style-name="T2"> Universidad Tecnológica Nacional, Facultad Regional Mendoza, GridTICs,</text:span></text:p>
      <text:p text:style-name="P5"><text:span text:style-name="T2">Mendoza, Argentina.</text:span></text:p>
      <text:p text:style-name="P6"/>
      <text:p text:style-name="P5"><text:span text:style-name="T6">3</text:span><text:span text:style-name="T2"> Universidad Nacional de Cuyo, Facultad de Ingeniería, LABSIN, Mendoza, Argentina.</text:span></text:p>
      <text:p text:style-name="P7"><text:span text:style-name="T2">harpo@ingenieria.uncuyo.edu.ar</text:span></text:p>
      <text:p text:style-name="P2"/>
      <text:section text:style-name="Sect1" text:name="TextSection">
        <text:p text:style-name="P10"><text:span text:style-name="T1">RESUMEN</text:span><text:span text:style-name="T10"> <text:s/></text:span></text:p>
        <text:p text:style-name="P11"><text:span text:style-name="T2">La teoría moderna de configuración de carteras de inversión (Modern Portfolio Theory, MPT) propone diseñar una cartera que proporcione la máxima rentabilidad asumiendo una cantidad de riesgo determinada. En general, la MPT ha sido fuertemente analizada en mercados de países industrializados. El mercado argentino de valores (MAV) es un mercado cuya volatilidad está en sintonía con la de los mercados internacionales, pero que también responde a circunstancias propias. Además, a menudo la inflación no es tenida en cuenta cuando se analiza el desempeño de una cartera de inversión en mercados bursátiles de países industrializados. Contrariamente, esta variable debe tenerse en cuenta cuando se desea formar una cartera de inversión con activos del MAV. La ciencia de datos es un campo interdisciplinario que involucra métodos científicos, procesos y sistemas para extraer conocimiento o un mejor entendimiento de un sistema a partir de sus datos. Además, provee herramientas para la visualización conveniente de todos los aspectos relevantes sobre el sistema que se trata de modelar. Por tanto, este proyecto propone analizar el comportamiento del MAV en los últimos 10 años con técnicas del análisis cuantitativo (quantitative analysis) y de ciencia de los datos, para determinar diferentes carteras de inversión óptimas con activos argentinos para distintos niveles de riesgo, según la teoría moderna de configuración de carteras de inversión.</text:span></text:p>
        <text:p text:style-name="P12"/>
        <text:p text:style-name="P9"><text:span text:style-name="T9">Palabras Claves:</text:span><text:span text:style-name="T3"> <text:s/></text:span><text:span text:style-name="T2">Análisis cuantitativo, Ciencia de datos, Modern Portfolio Theory, Cartera de inversión, Lenguaje R, Python.</text:span></text:p>
        <text:p text:style-name="P8"/>
        <text:p text:style-name="P10"><text:span text:style-name="T1">CONTEXTO</text:span></text:p>
        <text:p text:style-name="P13"><text:span text:style-name="T2">El presente proyecto se desarrolla en el marco de la Facultad de Informática y Diseño. Este trabajo es parte de las líneas de investigación llevadas adelante por el Dr. Rodrigo Gonzalez junto al Dr. Carlos A. Catania desde el año 2021.</text:span></text:p>
        <text:p text:style-name="P14"/>
        <text:p text:style-name="P15"><text:span text:style-name="T1">1. INTRODUCCIÓN</text:span></text:p>
        <text:p text:style-name="P16"><text:span text:style-name="T2">La teoría moderna de configuración de carteras de inversión (Modern Portfolio Theory, MPT) argumenta que es posible diseñar una cartera óptima que proporcione a un inversor la máxima rentabilidad asumiendo una cantidad de riesgo determinada. La MPT fue desarrollada por el economista Harry Markowitz (Markowitz, 1952). Esta teoría destaca la importancia de las carteras de inversión, el riesgo, la diversificación y las conexiones entre los diferentes tipos de activos. Los activos enfrentan tanto riesgos sistemáticos (riesgos de mercado) como riesgos no sistemáticos (características específicas de cada activo). La diversificación adecuada de una cartera no puede prevenir el riesgo sistemático, pero puede amortiguar, si no eliminar, el riesgo no sistemático. En general, la MPT y sus teorías derivadas (Markowitz, 1959) (Rockafellar, 2000) (Low, 2016) han sido fuertemente analizadas en mercados de países industrializados (Konno, 1991) (Schanzenbach, 2017).</text:span></text:p>
        <text:p text:style-name="P16"><text:span text:style-name="T2">El mercado argentino de valores (MAV) es un mercado cuya volatilidad está en sintonía con la de los mercados internacionales, pero que también responde a circunstancias propias, como la gran caída que sufrió el índice Merval en agosto de 2019. Por otra parte, en mercados de países industrializados generalmente los bonos de un país son considerados instrumentos de baja volatilidad. En el caso del MAV, los bonos del estado argentino han mostrado en los últimos años una volatilidad alta cuando se los compara con instrumentos similares de otros países (Rodríguez, 2017). Además, en el contexto del MAV es necesario tener presente los efectos de la inflación en una cartera de inversión (Spotorno, 2008) (Dapena, 2013) (Brito, 2018). En general, la inflación no es tenida en cuenta cuando se analiza el desempeño de una cartera de inversión en mercados bursátiles de países industrializados. Por lo expuesto, el MAV presenta ciertas características que lo hacen particular.</text:span></text:p>
        <text:p text:style-name="P16"><text:soft-page-break/><text:span text:style-name="T2">El MAV puede considerarse formado por dos grandes mercados financieros, ByMA (ByMA, 2020) y ROFEX (ROFEX, 2020), donde el primero se especializa en acciones y bonos, y el segundo en contratos de futuros y opciones. Así, el MAV está compuesto por acciones nacionales y del mercado de los EE.UU. (CEDEAR), bonos nacionales y provinciales, bonos corporativos (ON, obligaciones negociables), contratos de futuros y opciones (puts y calls) sobre acciones, bonos, commodities (cereales, carne vacuna, petróleo, metales), cotización del dólar (dólar futuro) e índices (ROFEX20). Si se considera la cotización de todos estos activos en los últimos 10 años, se estima que el total de instrumentos de inversión puede llegar a 500. Por tanto, para hacer un análisis exhaustivo para la confección de una cartera de activos óptima en el MAV tomando los cotizaciones de los últimos 10 años, es necesario utilizar herramientas que permitan acceder, analizar, almacenar y visualizar una gran cantidad de información. Respecto a los datos requeridos, estos no están concentrados en una sola fuente, por lo que es necesario recurrir a diferentes APIs (Application Programming Interface) para acceder a datos de los mercados ByMA y ROFEX. Además, es posible que algunos datos necesarios para evaluar una cartera de activos no estén disponibles a través de una API, como la serie de tiempo de algún con la cotización de activo en particular o balances de empresas cotizantes en el MAV, por lo que será necesario implementar técnicas de scraping para extraer datos extras en formato PDF, Excel o HTML de forma automática.</text:span></text:p>
        <text:p text:style-name="P16"><text:span text:style-name="T2">La ciencia de datos es un campo interdisciplinario que involucra métodos científicos, procesos y sistemas para extraer conocimiento o un mejor entendimiento de datos en sus diferentes formas, ya sea estructurados o no estructurados. Además emplea técnicas y teorías extraídas de muchos campos dentro del contexto de las matemáticas, la estadística, la ciencia de la información, y la informática. Es una continuación de algunos campos de análisis de datos como la estadística, minería de datos y aprendizaje automático. Se la define como "un concepto para unificar estadísticas, análisis de datos, aprendizaje automático, y sus métodos relacionados, a efectos de comprender y analizar los fenómenos reales". La ciencia de datos es una herramienta muy utilizada en finanzas. Permite manejar la gran cantidad de datos que proveen los mercados financieros diariamente, y analizar las intrincadas relaciones que pueden existir entre diferentes activos. Además, provee herramientas para la visualización conveniente de todos los datos relevantes sobre el fenómeno financiero que se desea modelar.</text:span></text:p>
        <text:p text:style-name="P16"><text:span text:style-name="T2">Por lo expuesto, este proyecto propone analizar el comportamiento del MAV en los últimos 10 años con técnicas del análisis cuantitativo (quantitative analysis) <text:s/>y la ciencia de los datos, para determinar diferentes carteras de inversión óptimas con activos argentinos para distintos niveles de riesgo, según la teoría moderna de configuración de carteras de inversión.</text:span></text:p>
        <text:p text:style-name="P19"/>
        <text:p text:style-name="P15"><text:span text:style-name="T9">2</text:span><text:span text:style-name="T1">. LÍNEAS DE INVESTIGACIÓN Y DESARROLLO</text:span></text:p>
        <text:p text:style-name="P13"><text:span text:style-name="T2">Para el desarrollo del presente proyecto pueden diferenciarse 3 etapas principales.</text:span></text:p>
        <text:p text:style-name="P13"><text:span text:style-name="T2">1. Entender los alcances y limitaciones de la teoría moderna de carteras de inversión. Se procederá a estudiar las bases teóricas de la MPT. Se usará la bibliografía más relevante en el área y se tomarán cursos online sobre manejo de carteras de inversión en sitios destacados como Coursera y EdX. Además, algunos integrantes del equipo de trabajo propuesto estudiarán los lenguajes de programación R y Python, para estar al mismo nivel que el resto de los investigadores.</text:span></text:p>
        <text:p text:style-name="P13"><text:span text:style-name="T2">2. Crear un entorno computacional para adquisición, análisis, almacenamiento y visualización de datos de mercados de valores. Se creará un entorno computacional compuesto por funciones y algoritmos derivados del estudio y análisis de la MPT. Se utilizarán activos del mercado de valores estadounidense, ya que la gran mayoría de la bibliografía existente sobre MPT utiliza este mercado para su estudio. Además, hay abundante documentación sobre distintas fuentes de información (bibliotecas en Python y R) que permiten acceder a estos datos. Los datos de mercado se guardarán en una base de datos centralizada. La misma estará compuesta por los precios de acciones, bonos, contratos de futuros y opciones, e información financiera adicional asociada a estos instrumentos como índices dividendos de empresas, alfa, beta, TIR, duration, exit yield, entre otros. Como consecuencia de la diversidad de las fuentes de datos y su probable falta de estructura, se prevé que se deberán aplicar diferentes técnicas de scraping para sitios online, archivos PDF y tablas de Excel para extraer información sobre estados contables de empresas cotizantes o sus posibles reparto de dividendos. Se utilizarán herramientas de visualización para grandes volúmenes de datos.</text:span></text:p>
        <text:p text:style-name="P13"><text:span text:style-name="T2">3. Determinar diferentes carteras de inversión óptimas según diferentes niveles de riesgo para el mercado argentino de valores entre los años 2010 y 2020. En esta última etapa se determinarán las carteras de inversión óptimas, según la MPT, para el mercado argentino de valores al tomar datos de los últimos 10 años. Se definirá la frontera eficiente (efficient frontier) para diferentes combinaciones de activos, nivel de riesgo y ganancias esperadas. Todos estos valores deberán ser ajustados por inflación y transformados a dólares estadounidenses, para poder comparar directamente con las carteras de inversión encontradas en el mercado estadounidense. Se deberán estudiar los mecanismos de accesos al MAV que ofrecen tanto ByMA como ROFEX.</text:span></text:p>
        <text:p text:style-name="P21"/>
        <text:p text:style-name="P22"><text:span text:style-name="T1">3. RESULTADOS ESPERADOS</text:span></text:p>
        <text:p text:style-name="P13"><text:span text:style-name="T2">Al término del tiempo de duración del plan de trabajo, se espera obtener los siguientes resultados:</text:span></text:p>
        <text:p text:style-name="P13"><text:span text:style-name="T2">1. Sólida comprensión de los beneficios y limitaciones de la teoría moderna de creación de carteras de inversión.</text:span></text:p>
        <text:p text:style-name="P13"><text:span text:style-name="T2">2. Creación de un entorno computacional para el análisis y la visualización de carteras de inversión con información de los mercados de valores argentino y estadounidense.</text:span></text:p>
        <text:p text:style-name="P13"><text:span text:style-name="T2">3. Mejor entendimiento de las particularidades del mercado argentino de valores, respecto al mercado de valores de los EE.UU.</text:span></text:p>
        <text:p text:style-name="P13"><text:span text:style-name="T2">4. Obtención de diferentes tipos de carteras de inversión para el mercado argentino, según el nivel de riesgo que desee tomar un inversor en particular. Además, los resultados obtenidos serán publicados tanto en conferencias internacionales de alta calidad con referato, como en revistas especializadas de alto impacto, parte del catálogo de Scopus y Web of Science.</text:span></text:p>
        <text:p text:style-name="P14"/>
        <text:p text:style-name="P14"/>
        <text:p text:style-name="P14"/>
        <text:p text:style-name="P15"><text:span text:style-name="T9">4</text:span><text:span text:style-name="T1">. FORMACIÓN DE RECURSOS HUMANOS</text:span></text:p>
        <text:p text:style-name="P16"><text:span text:style-name="T2">El equipo de trabajo de este proyecto está integrado por:<text:tab/> <text:tab/></text:span></text:p>
        <text:p text:style-name="P16"><text:span text:style-name="T2">1. El Dr. Rodrigo Gonzalez, codirector de este proyecto, se especializa en procesamiento digital de señales, análisis de series de tiempo, modelado de sistemas, estadística y procesos estocásticos. Cuenta con experiencia en técnicas de aprendizaje automático para el modelado de sistemas utilizando series de tiempo (Gonzalez and Catania, 2019).</text:span></text:p>
        <text:p text:style-name="P16"><text:span text:style-name="T2">2. El Dr. Catania, docente e investigador de la Universidad Nacional de Cuyo y de la Universidad Champagnat, propuesto como investigador formado, es un especialista en el área de Ciencia de los Datos (Data Science). Cuenta con experiencia en la resolución de diferentes problemas aplicando algoritmos específicos del área de aprendizaje automático (Catania et al., 2018) (Gonzalez and Catania, 2019).</text:span></text:p>
        <text:p text:style-name="P16"><text:span text:style-name="T2">3. El Mg. Eguren es Licenciado en Economía y Magíster en Administración de Negocios (MBA), ambos títulos otorgados por la Universidad Nacional de Cuyo. Además, es docente de la cátedra de "Estadística Aplicada a la Logística" en la Facultad de Ciencias Económicas de la Universidad Nacional de Cuyo. Es un especialista en análisis cuantitativo y teoría bursátil. Además, cuenta con experiencia práctica en programación en los lenguajes de programación Python y R.</text:span></text:p>
        <text:p text:style-name="P16"><text:span text:style-name="T2">En el campo de la formación de recursos humanos, se espera:</text:span></text:p>
        <text:p text:style-name="P16"><text:span text:style-name="T2">1. Iniciar en investigación a profesionales que estén interesados en postularse a diferentes becas doctorales, en el marco del proyecto en referencia. </text:span></text:p>
        <text:p text:style-name="P16"><text:soft-page-break/><text:span text:style-name="T2">2. Iniciar la investigación a alumnos, tanto de la UCH, UTN o UNCuyo, que deseen sumarse al proyecto como becarios. </text:span></text:p>
        <text:p text:style-name="P16"><text:span text:style-name="T2">3. Iniciar en investigación a alumnos de los últimos años de carrera que deseen desarrollar su proyecto final de carrera en el marco de este proyecto. </text:span></text:p>
        <text:p text:style-name="P20"/>
        <text:p text:style-name="P15"><text:span text:style-name="T9">5. </text:span><text:span text:style-name="T1">BIBLIOGRAFÍA</text:span></text:p>
        <text:p text:style-name="P18"><text:span text:style-name="T2">(Brito, 2018) Mateo Brito y Ronen Goldrossen. Instrumentos de cobertura contra la inflación argentina. Tesis de grado. Departamento de Economía. Universidad de San Andrés. Diciembre de 2018. <text:s/></text:span></text:p>
        <text:p text:style-name="P18"><text:span text:style-name="T2">(ByMA, 2020) Bolsa y Mercados Argentinos S.A. CABA, Argentina. Sitio web: https://www.byma.com.ar/.</text:span></text:p>
        <text:p text:style-name="P18"><text:span text:style-name="T2">(Dapena, 2013) José P. Dapena. La evolución del índice Merval (precio de acciones) y la inflación. Newsletter CEA, Dpto. Finanzas. Universidad del Cema. Marzo de 2013.</text:span></text:p>
        <text:p text:style-name="P18"><text:span text:style-name="T2">(Konno, 1991) Konno, H. and H. Yamazaki (1991). "Mean-Absolute Deviation Portfolio Optimization Model and Its Application to Tokyo Stock Market." Management Science. Vol. 37, No. 5, May 1991, pp. 519–531.</text:span></text:p>
        <text:p text:style-name="P18"><text:span text:style-name="T2">(Low, 2016) Low, R.K.Y.; Faff, R.; Aas, K. (2016). "Enhancing mean–variance portfolio selection by modeling distributional asymmetries". Journal of Economics and Business. 85: 49–72. doi:10.1016/j.jeconbus.2016.01.003.</text:span></text:p>
        <text:p text:style-name="P18"><text:span text:style-name="T2">(Markowitz, 1952) Markowitz, H. "Portfolio Selection." Journal of Finance. Vol. 7, No. 1, March 1952, pp. 77–91.</text:span></text:p>
        <text:p text:style-name="P18"><text:span text:style-name="T2">(Markowitz, 1959) Markowitz, H. M. Portfolio Selection: Efficient Diversification of Investments. John Wiley &amp; Sons, Inc., 1959.</text:span></text:p>
        <text:p text:style-name="P18"><text:span text:style-name="T2">(Rockafellar, 2000) Rockafellar, R. T. and S. Uryasev. (2000) "Optimization of Conditional Value-at-Risk." Journal of Risk. Vol. 2, No. 3, Spring 2000, pp. 21–41.</text:span></text:p>
        <text:p text:style-name="P18"><text:span text:style-name="T2">(Rodríguez, 2017) Rodríguez, J. N., Bueno, J. G., Barrios, G. R., &amp; Díaz, S. Diversificación internacional de portafolio en los mercados accionarios de Argentina, Brasil, Chile, Colombia, México y Perú. En el Congreso Internacional en Administración de Negocios Internacionales (CIANI 2017). Septiembre de 2017, págs. 355-375.</text:span></text:p>
        <text:p text:style-name="P18"><text:span text:style-name="T2">(ROFEX, 2020) ROFEX S.A. Ciudad de Rosario, Santa Fe, Argentina. Sitio web: https://www.rofex.com.ar/.</text:span></text:p>
        <text:p text:style-name="P18"><text:span text:style-name="T2">(Schanzenbach, 2017) Schanzenbach, M. M., &amp; Sitkoff, R. H. The prudent investor rule and market risk: an empirical analysis. Journal of Empirical Legal Studies, 14(1), 129-168.</text:span></text:p>
        <text:p text:style-name="P18"><text:span text:style-name="T2">(Spotorno, 2008) Fausto Spotorno y Alejandro Javier Aranda. Portafolio de cobertura contra la inflación en Argentina. Tesis de Maestría. Universidad del Cema. Diciembre de 2008.</text:span></text:p>
        <text:p text:style-name="P18"><text:span text:style-name="T2">(Catania et al., 2018) Carlos A. Catania; Sebastian Garcia; Pablo Torres. An Analysis of Convolutional Neural Networks for detecting DGA. Argentina. La Plata. 2018. Libro. XXIV Congreso Argentino de Ciencias de la Computación 2018. Red de Universidades con Carreras en Informática.</text:span></text:p>
        <text:p text:style-name="P18"><text:span text:style-name="T2">(Gonzalez and Catania, 2019) Rodrigo Gonzalez and Carlos A. Catania. Time-delayed multiple linear regression for de-noising MEMS inertial sensors. Computers &amp; Electrical Engineering, Volume 76, 2019, Pages 1-12, ISSN 0045-7906.</text:span></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0pt" fo:language="es" fo:country="AR" style:letter-kerning="false" style:font-name-asian="Times1" style:font-size-asian="10pt" style:language-asian="zh" style:country-asian="CN" style:font-name-complex="Time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0pt" fo:language="es" fo:country="AR" style:letter-kerning="false" style:font-name-asian="Times1" style:font-size-asian="10pt" style:language-asian="zh" style:country-asian="CN" style:font-name-complex="Time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157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799in" fo:margin-bottom="0.7799in" fo:margin-left="0.7799in" fo:margin-right="0.7799in" style:writing-mode="lr-tb" style:layout-grid-color="#c0c0c0" style:layout-grid-lines="2472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2277" meta:character-count="15220" meta:non-whitespace-character-count="12991"/>
    <meta:generator>LibreOfficeDev/6.0.5.2$Linux_X86_64 LibreOffice_project/</meta:generator>
  </office:meta>
</office:document-meta>
</file>